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5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19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3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41" manifest:media-type="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"/>
  <manifest:file-entry manifest:full-path="ObjectReplacements/Object 65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.F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1.2" style:family="table-row">
      <style:table-row-properties style:min-row-height="1.764cm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none" fo:border-right="none" fo:border-top="none" fo:border-bottom="0.05pt solid #000000" style:writing-mode="page"/>
    </style:style>
    <style:style style:name="Tableau1.F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F" style:family="table-column">
      <style:table-column-properties style:column-width="2.835cm" style:rel-column-width="10925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C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2.F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2.2" style:family="table-row">
      <style:table-row-properties style:min-row-height="1.764cm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C2" style:family="table-cell">
      <style:table-cell-properties fo:padding="0.049cm" fo:border-left="none" fo:border-right="none" fo:border-top="none" fo:border-bottom="0.05pt solid #000000" style:writing-mode="page"/>
    </style:style>
    <style:style style:name="Tableau2.F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3cm" style:rel-column-width="10922*"/>
    </style:style>
    <style:style style:name="Tableau3.F" style:family="table-column">
      <style:table-column-properties style:column-width="2.835cm" style:rel-column-width="10925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C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3.F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3.2" style:family="table-row">
      <style:table-row-properties style:min-row-height="1.764cm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C2" style:family="table-cell">
      <style:table-cell-properties fo:padding="0.049cm" fo:border-left="none" fo:border-right="none" fo:border-top="none" fo:border-bottom="0.05pt solid #000000" style:writing-mode="page"/>
    </style:style>
    <style:style style:name="Tableau3.F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833cm" style:rel-column-width="10922*"/>
    </style:style>
    <style:style style:name="Tableau4.F" style:family="table-column">
      <style:table-column-properties style:column-width="2.835cm" style:rel-column-width="10925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4.F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4.2" style:family="table-row">
      <style:table-row-properties style:min-row-height="1.764cm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049cm" fo:border-left="none" fo:border-right="none" fo:border-top="none" fo:border-bottom="0.05pt solid #000000" style:writing-mode="page"/>
    </style:style>
    <style:style style:name="Tableau4.F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125cm" style:rel-column-width="8191*"/>
    </style:style>
    <style:style style:name="Tableau5.A1" style:family="table-cell">
      <style:table-cell-properties fo:padding="0.049cm" fo:border="0.05pt solid #000000" style:writing-mode="page"/>
    </style:style>
    <style:style style:name="Tableau5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5.H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5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B2" style:family="table-cell">
      <style:table-cell-properties fo:padding="0.049cm" fo:border-left="none" fo:border-right="none" fo:border-top="none" fo:border-bottom="0.05pt solid #000000" style:writing-mode="page"/>
    </style:style>
    <style:style style:name="Tableau5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125cm" style:rel-column-width="8191*"/>
    </style:style>
    <style:style style:name="Tableau6.A1" style:family="table-cell">
      <style:table-cell-properties fo:padding="0.049cm" fo:border="0.05pt solid #000000" style:writing-mode="page"/>
    </style:style>
    <style:style style:name="Tableau6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6.H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6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B2" style:family="table-cell">
      <style:table-cell-properties fo:padding="0.049cm" fo:border-left="none" fo:border-right="none" fo:border-top="none" fo:border-bottom="0.05pt solid #000000" style:writing-mode="page"/>
    </style:style>
    <style:style style:name="Tableau6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2.125cm" style:rel-column-width="8191*"/>
    </style:style>
    <style:style style:name="Tableau7.A1" style:family="table-cell">
      <style:table-cell-properties fo:padding="0.049cm" fo:border="0.05pt solid #000000" style:writing-mode="page"/>
    </style:style>
    <style:style style:name="Tableau7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7.H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7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.B2" style:family="table-cell">
      <style:table-cell-properties fo:padding="0.049cm" fo:border-left="none" fo:border-right="none" fo:border-top="none" fo:border-bottom="0.05pt solid #000000" style:writing-mode="page"/>
    </style:style>
    <style:style style:name="Tableau7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2.125cm" style:rel-column-width="8191*"/>
    </style:style>
    <style:style style:name="Tableau8.A1" style:family="table-cell">
      <style:table-cell-properties fo:padding="0.049cm" fo:border="0.05pt solid #000000" style:writing-mode="page"/>
    </style:style>
    <style:style style:name="Tableau8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8.H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8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.B2" style:family="table-cell">
      <style:table-cell-properties fo:padding="0.049cm" fo:border-left="none" fo:border-right="none" fo:border-top="none" fo:border-bottom="0.05pt solid #000000" style:writing-mode="page"/>
    </style:style>
    <style:style style:name="Tableau8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2.833cm" style:rel-column-width="10922*"/>
    </style:style>
    <style:style style:name="Tableau9.F" style:family="table-column">
      <style:table-column-properties style:column-width="2.835cm" style:rel-column-width="10925*"/>
    </style:style>
    <style:style style:name="Tableau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9.C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9.F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9.2" style:family="table-row">
      <style:table-row-properties style:min-row-height="0.914cm"/>
    </style:style>
    <style:style style:name="Tableau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C2" style:family="table-cell">
      <style:table-cell-properties fo:padding="0.049cm" fo:border-left="none" fo:border-right="none" fo:border-top="none" fo:border-bottom="0.05pt solid #000000" style:writing-mode="page"/>
    </style:style>
    <style:style style:name="Tableau9.F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2.833cm" style:rel-column-width="10922*"/>
    </style:style>
    <style:style style:name="Tableau10.F" style:family="table-column">
      <style:table-column-properties style:column-width="2.835cm" style:rel-column-width="10925*"/>
    </style:style>
    <style:style style:name="Tableau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0.C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0.F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10.2" style:family="table-row">
      <style:table-row-properties style:min-row-height="0.914cm"/>
    </style:style>
    <style:style style:name="Tableau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0.C2" style:family="table-cell">
      <style:table-cell-properties fo:padding="0.049cm" fo:border-left="none" fo:border-right="none" fo:border-top="none" fo:border-bottom="0.05pt solid #000000" style:writing-mode="page"/>
    </style:style>
    <style:style style:name="Tableau10.F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2.833cm" style:rel-column-width="10922*"/>
    </style:style>
    <style:style style:name="Tableau11.F" style:family="table-column">
      <style:table-column-properties style:column-width="2.835cm" style:rel-column-width="10925*"/>
    </style:style>
    <style:style style:name="Tableau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1.C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11.F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au11.2" style:family="table-row">
      <style:table-row-properties style:min-row-height="0.914cm"/>
    </style:style>
    <style:style style:name="Tableau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1.C2" style:family="table-cell">
      <style:table-cell-properties fo:padding="0.049cm" fo:border-left="none" fo:border-right="none" fo:border-top="none" fo:border-bottom="0.05pt solid #000000" style:writing-mode="page"/>
    </style:style>
    <style:style style:name="Tableau11.F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fo:font-weight="bold" officeooo:rsid="001121e6" officeooo:paragraph-rsid="001121e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2pt" fo:font-weight="normal" officeooo:rsid="001121e6" officeooo:paragraph-rsid="001121e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1bb33"/>
    </style:style>
    <style:style style:name="P4" style:family="paragraph" style:parent-style-name="Standard">
      <style:paragraph-properties fo:text-align="start" style:justify-single-word="false"/>
      <style:text-properties officeooo:rsid="0011bb33" officeooo:paragraph-rsid="0011bb33"/>
    </style:style>
    <style:style style:name="P5" style:family="paragraph" style:parent-style-name="Table_20_Contents">
      <style:paragraph-properties fo:text-align="start" style:justify-single-word="false"/>
      <style:text-properties style:font-name="Comic Sans MS" officeooo:rsid="0011bb33" officeooo:paragraph-rsid="0011bb33"/>
    </style:style>
    <style:style style:name="P6" style:family="paragraph" style:parent-style-name="Table_20_Contents">
      <style:paragraph-properties fo:text-align="start" style:justify-single-word="false"/>
      <style:text-properties style:font-name="Comic Sans MS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2pt" fo:font-weight="normal" officeooo:rsid="001121e6" officeooo:paragraph-rsid="0011bb3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2pt" fo:font-weight="normal" officeooo:rsid="0011bb33" officeooo:paragraph-rsid="0011bb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2pt" fo:font-weight="normal" officeooo:rsid="0011bb33" officeooo:paragraph-rsid="00121d0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12pt" fo:font-weight="normal" officeooo:rsid="00121d0e" officeooo:paragraph-rsid="00121d0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mic Sans MS" fo:font-size="12pt" fo:font-weight="normal" officeooo:rsid="00121d0e" officeooo:paragraph-rsid="00136a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mic Sans MS" fo:font-size="12pt" fo:font-weight="normal" officeooo:rsid="00136ab0" officeooo:paragraph-rsid="00136ab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11bb33" officeooo:paragraph-rsid="00121d0e"/>
    </style:style>
    <style:style style:name="P14" style:family="paragraph" style:parent-style-name="Standard">
      <style:text-properties style:font-name="Comic Sans MS" officeooo:paragraph-rsid="00136ab0"/>
    </style:style>
    <style:style style:name="P15" style:family="paragraph" style:parent-style-name="Standard">
      <style:text-properties style:font-name="Comic Sans MS" fo:font-style="normal" officeooo:paragraph-rsid="00136ab0" style:font-style-asian="normal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officeooo:rsid="0011bb33" officeooo:paragraph-rsid="0011bb33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officeooo:rsid="0011bb33" officeooo:paragraph-rsid="00121d0e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officeooo:rsid="0011bb33" officeooo:paragraph-rsid="00136ab0"/>
    </style:style>
    <style:style style:name="P19" style:family="paragraph" style:parent-style-name="Table_20_Contents">
      <style:paragraph-properties fo:text-align="end" style:justify-single-word="false"/>
      <style:text-properties style:font-name="Comic Sans MS" officeooo:rsid="0011bb33" officeooo:paragraph-rsid="0011bb33"/>
    </style:style>
    <style:style style:name="P20" style:family="paragraph" style:parent-style-name="Table_20_Contents">
      <style:paragraph-properties fo:text-align="end" style:justify-single-word="false"/>
      <style:text-properties style:font-name="Comic Sans MS" officeooo:rsid="0011bb33" officeooo:paragraph-rsid="00121d0e"/>
    </style:style>
    <style:style style:name="P21" style:family="paragraph" style:parent-style-name="Table_20_Contents">
      <style:paragraph-properties fo:text-align="end" style:justify-single-word="false"/>
      <style:text-properties style:font-name="Comic Sans MS" officeooo:rsid="0011bb33" officeooo:paragraph-rsid="00136ab0"/>
    </style:style>
    <style:style style:name="P22" style:family="paragraph" style:parent-style-name="Table_20_Contents">
      <style:paragraph-properties fo:text-align="start" style:justify-single-word="false"/>
      <style:text-properties style:font-name="Comic Sans MS" officeooo:rsid="0011bb33" officeooo:paragraph-rsid="00121d0e"/>
    </style:style>
    <style:style style:name="P23" style:family="paragraph" style:parent-style-name="Table_20_Contents">
      <style:paragraph-properties fo:text-align="start" style:justify-single-word="false"/>
      <style:text-properties style:font-name="Comic Sans MS" officeooo:rsid="0011bb33" officeooo:paragraph-rsid="00136ab0"/>
    </style:style>
    <style:style style:name="P24" style:family="paragraph" style:parent-style-name="Table_20_Contents">
      <style:paragraph-properties fo:text-align="center" style:justify-single-word="false"/>
      <style:text-properties style:font-name="Comic Sans MS"/>
    </style:style>
    <style:style style:name="P25" style:family="paragraph" style:parent-style-name="Table_20_Contents">
      <style:paragraph-properties fo:text-align="center" style:justify-single-word="false"/>
      <style:text-properties style:font-name="Comic Sans MS" officeooo:paragraph-rsid="00121d0e"/>
    </style:style>
    <style:style style:name="P26" style:family="paragraph" style:parent-style-name="Table_20_Contents">
      <style:paragraph-properties fo:text-align="center" style:justify-single-word="false"/>
      <style:text-properties style:font-name="Comic Sans MS" officeooo:paragraph-rsid="00136ab0"/>
    </style:style>
    <style:style style:name="P27" style:family="paragraph" style:parent-style-name="Table_20_Contents">
      <style:paragraph-properties fo:text-align="center" style:justify-single-word="false"/>
      <style:text-properties style:font-name="Comic Sans MS" officeooo:rsid="00121d0e" officeooo:paragraph-rsid="00121d0e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officeooo:rsid="00121d0e" officeooo:paragraph-rsid="00136ab0"/>
    </style:style>
    <style:style style:name="P29" style:family="paragraph" style:parent-style-name="Table_20_Contents">
      <style:paragraph-properties fo:text-align="start" style:justify-single-word="false"/>
      <style:text-properties style:font-name="Comic Sans MS"/>
    </style:style>
    <style:style style:name="P30" style:family="paragraph" style:parent-style-name="Table_20_Contents">
      <style:paragraph-properties fo:text-align="start" style:justify-single-word="false"/>
      <style:text-properties style:font-name="Comic Sans MS" officeooo:paragraph-rsid="00121d0e"/>
    </style:style>
    <style:style style:name="P31" style:family="paragraph" style:parent-style-name="Table_20_Contents">
      <style:paragraph-properties fo:text-align="start" style:justify-single-word="false"/>
      <style:text-properties style:font-name="Comic Sans MS" officeooo:paragraph-rsid="00136ab0"/>
    </style:style>
    <style:style style:name="P32" style:family="paragraph" style:parent-style-name="Table_20_Contents">
      <style:text-properties style:font-name="Comic Sans MS"/>
    </style:style>
    <style:style style:name="P33" style:family="paragraph" style:parent-style-name="Table_20_Contents">
      <style:text-properties style:font-name="Comic Sans MS" officeooo:rsid="00121d0e" officeooo:paragraph-rsid="00121d0e"/>
    </style:style>
    <style:style style:name="P34" style:family="paragraph" style:parent-style-name="Table_20_Contents">
      <style:text-properties style:font-name="Comic Sans MS" officeooo:rsid="00121d0e" officeooo:paragraph-rsid="00136ab0"/>
    </style:style>
    <style:style style:name="P35" style:family="paragraph" style:parent-style-name="Table_20_Contents">
      <style:paragraph-properties fo:text-align="end" style:justify-single-word="false"/>
      <style:text-properties style:font-name="Comic Sans MS" officeooo:rsid="00136ab0" officeooo:paragraph-rsid="00136ab0"/>
    </style:style>
    <style:style style:name="P36" style:family="paragraph" style:parent-style-name="Table_20_Contents">
      <style:paragraph-properties fo:text-align="center" style:justify-single-word="false"/>
      <style:text-properties style:font-name="Comic Sans MS" officeooo:rsid="00136ab0" officeooo:paragraph-rsid="00136ab0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officeooo:paragraph-rsid="00136ab0"/>
    </style:style>
    <style:style style:name="P39" style:family="paragraph" style:parent-style-name="Table_20_Contents">
      <style:text-properties style:font-name="Comic Sans MS" officeooo:paragraph-rsid="00136ab0"/>
    </style:style>
    <style:style style:name="T1" style:family="text">
      <style:text-properties style:font-name="Comic Sans M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Comic Sans MS" fo:font-size="12pt" fo:font-weight="normal" officeooo:rsid="001121e6" style:font-size-asian="10.5pt" style:font-weight-asian="normal" style:font-size-complex="12pt" style:font-weight-complex="normal"/>
    </style:style>
    <style:style style:name="T3" style:family="text">
      <style:text-properties style:font-name="Comic Sans MS" fo:font-size="12pt" fo:font-weight="normal" officeooo:rsid="0011bb33" style:font-size-asian="10.5pt" style:font-weight-asian="normal" style:font-size-complex="12pt" style:font-weight-complex="normal"/>
    </style:style>
    <style:style style:name="T4" style:family="text">
      <style:text-properties style:font-name="Comic Sans MS" fo:font-size="12pt" fo:font-weight="normal" officeooo:rsid="00121d0e" style:font-size-asian="10.5pt" style:font-weight-asian="normal" style:font-size-complex="12pt" style:font-weight-complex="normal"/>
    </style:style>
    <style:style style:name="T5" style:family="text">
      <style:text-properties officeooo:rsid="00136ab0"/>
    </style:style>
    <style:style style:name="T6" style:family="text">
      <style:text-properties style:font-name="Comic Sans MS"/>
    </style:style>
    <style:style style:name="T7" style:family="text">
      <style:text-properties style:font-name="Comic Sans MS" officeooo:rsid="00136ab0"/>
    </style:style>
    <style:style style:name="T8" style:family="text">
      <style:text-properties style:font-name="Comic Sans MS" fo:font-style="italic" style:font-style-asian="italic" style:font-style-complex="italic"/>
    </style:style>
    <style:style style:name="T9" style:family="text">
      <style:text-properties style:font-name="Comic Sans MS" fo:font-style="italic" officeooo:rsid="00136ab0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36ab0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ion des 15 questions :</text:p>
      <text:p text:style-name="P1">inverses, signe d’une fonction affine, d’une fonction polynôme de degré 2</text:p>
      <text:p text:style-name="P2"/>
      <text:p text:style-name="P2">Q1 : <draw:frame draw:style-name="fr2" draw:name="Objet1" text:anchor-type="as-char" svg:y="-0.466cm" svg:width="4.477cm" svg:height="0.589cm" draw:z-index="0"><draw:object xlink:href="./Object 1" xlink:type="simple" xlink:show="embed" xlink:actuate="onLoad"/><draw:image xlink:href="./ObjectReplacements/Object 1" xlink:type="simple" xlink:show="embed" xlink:actuate="onLoad"/></draw:frame><text:s text:c="3"/>donc <draw:frame draw:style-name="fr2" draw:name="Objet2" text:anchor-type="as-char" svg:y="-0.741cm" svg:width="4.897cm" svg:height="1.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Q2 : <draw:frame draw:style-name="fr2" draw:name="Objet3" text:anchor-type="as-char" svg:y="-0.466cm" svg:width="5.479cm" svg:height="0.58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 text:c="3"/>donc <draw:frame draw:style-name="fr2" draw:name="Objet4" text:anchor-type="as-char" svg:y="-0.741cm" svg:width="5.898cm" svg:height="1.24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"/>
      <text:p text:style-name="P2">Q3 : <draw:frame draw:style-name="fr2" draw:name="Objet5" text:anchor-type="as-char" svg:y="-0.466cm" svg:width="4.484cm" svg:height="0.589cm" draw:z-index="4"><draw:object xlink:href="./Object 5" xlink:type="simple" xlink:show="embed" xlink:actuate="onLoad"/><draw:image xlink:href="./ObjectReplacements/Object 5" xlink:type="simple" xlink:show="embed" xlink:actuate="onLoad"/></draw:frame><text:s text:c="2"/>donc <text:s/><draw:frame draw:style-name="fr2" draw:name="Objet6" text:anchor-type="as-char" svg:y="-0.741cm" svg:width="4.904cm" svg:height="1.2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3"><text:span text:style-name="T2">Q</text:span><text:span text:style-name="T3">4</text:span><text:span text:style-name="T2"> : </text:span><text:span text:style-name="T2"><draw:frame draw:style-name="fr2" draw:name="Objet7" text:anchor-type="as-char" svg:y="-0.466cm" svg:width="5.14cm" svg:height="0.589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"><text:s text:c="2"/>donc <text:s/></text:span><text:span text:style-name="T2"><draw:frame draw:style-name="fr2" draw:name="Objet8" text:anchor-type="as-char" svg:y="-0.741cm" svg:width="5.477cm" svg:height="1.24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p text:style-name="P7"/>
      <text:p text:style-name="P4"><text:span text:style-name="T2">Q</text:span><text:span text:style-name="T1">5 : </text:span>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6"/>
            <text:p text:style-name="P6"><draw:frame draw:style-name="fr2" draw:name="Objet9" text:anchor-type="as-char" svg:y="-0.217cm" svg:width="0.866cm" svg:height="0.217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au1.C1" office:value-type="string">
            <text:p text:style-name="P6"/>
          </table:table-cell>
          <table:table-cell table:style-name="Tableau1.C1" office:value-type="string">
            <text:p text:style-name="P16"><draw:frame draw:style-name="fr2" draw:name="Objet10" text:anchor-type="as-char" svg:y="-0.741cm" svg:width="0.543cm" svg:height="1.24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1.C1" office:value-type="string">
            <text:p text:style-name="P6"/>
          </table:table-cell>
          <table:table-cell table:style-name="Tableau1.F1" office:value-type="string">
            <text:p text:style-name="P19"/>
            <text:p text:style-name="P19"><draw:frame draw:style-name="fr2" draw:name="Objet11" text:anchor-type="as-char" svg:y="-0.245cm" svg:width="0.79cm" svg:height="0.245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5">f(x)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27"/>
            <text:p text:style-name="P27"><draw:frame draw:style-name="fr1" draw:name="Objet12" text:anchor-type="as-char" svg:y="-0.466cm" svg:width="0.554cm" svg:height="0.589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1.C2" office:value-type="string">
            <text:p text:style-name="P27"/>
            <text:p text:style-name="P27">0</text:p>
          </table:table-cell>
          <table:table-cell table:style-name="Tableau1.C2" office:value-type="string">
            <text:p text:style-name="P24"/>
            <text:p text:style-name="P24"><draw:frame draw:style-name="fr1" draw:name="Objet13" text:anchor-type="as-char" svg:y="-0.466cm" svg:width="0.469cm" svg:height="0.589cm" draw:z-index="1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1.F2" office:value-type="string">
            <text:p text:style-name="P6"/>
          </table:table-cell>
        </table:table-row>
      </table:table>
      <text:p text:style-name="P8"/>
      <text:p text:style-name="P13"><text:span text:style-name="T2">Q</text:span><text:span text:style-name="T4">6</text:span><text:span text:style-name="T1"> : </text:span></text:p>
      <table:table table:name="Tableau2" table:style-name="Tableau2">
        <table:table-column table:style-name="Tableau2.A" table:number-columns-repeated="5"/>
        <table:table-column table:style-name="Tableau2.F"/>
        <table:table-row>
          <table:table-cell table:style-name="Tableau2.A1" office:value-type="string">
            <text:p text:style-name="P22">x</text:p>
          </table:table-cell>
          <table:table-cell table:style-name="Tableau2.A1" office:value-type="string">
            <text:p text:style-name="P30"/>
            <text:p text:style-name="P30"><draw:frame draw:style-name="fr2" draw:name="Objet14" text:anchor-type="as-char" svg:y="-0.217cm" svg:width="0.866cm" svg:height="0.217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C1" office:value-type="string">
            <text:p text:style-name="P30"/>
          </table:table-cell>
          <table:table-cell table:style-name="Tableau2.C1" office:value-type="string">
            <text:p text:style-name="P27">2,5</text:p>
          </table:table-cell>
          <table:table-cell table:style-name="Tableau2.C1" office:value-type="string">
            <text:p text:style-name="P30"/>
          </table:table-cell>
          <table:table-cell table:style-name="Tableau2.F1" office:value-type="string">
            <text:p text:style-name="P20"/>
            <text:p text:style-name="P20"><draw:frame draw:style-name="fr2" draw:name="Objet16" text:anchor-type="as-char" svg:y="-0.245cm" svg:width="0.79cm" svg:height="0.245cm" draw:z-index="12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</table:table-row>
        <table:table-row table:style-name="Tableau2.2">
          <table:table-cell table:style-name="Tableau2.A2" office:value-type="string">
            <text:p text:style-name="P22">f(x)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27"/>
            <text:p text:style-name="P27"><draw:frame draw:style-name="fr1" draw:name="Objet17" text:anchor-type="as-char" svg:y="-0.466cm" svg:width="0.469cm" svg:height="0.589cm" draw:z-index="13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  <table:table-cell table:style-name="Tableau2.C2" office:value-type="string">
            <text:p text:style-name="P27"/>
            <text:p text:style-name="P27">0</text:p>
          </table:table-cell>
          <table:table-cell table:style-name="Tableau2.C2" office:value-type="string">
            <text:p text:style-name="P25"/>
            <text:p text:style-name="P25"><draw:frame draw:style-name="fr1" draw:name="Objet18" text:anchor-type="as-char" svg:y="-0.466cm" svg:width="0.554cm" svg:height="0.589cm" draw:z-index="14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2.F2" office:value-type="string">
            <text:p text:style-name="P30"/>
          </table:table-cell>
        </table:table-row>
      </table:table>
      <text:p text:style-name="P9"/>
      <text:p text:style-name="P13"><text:span text:style-name="T2">Q</text:span><text:span text:style-name="T4">7</text:span><text:span text:style-name="T1"> : </text:span></text:p>
      <table:table table:name="Tableau3" table:style-name="Tableau3">
        <table:table-column table:style-name="Tableau3.A" table:number-columns-repeated="5"/>
        <table:table-column table:style-name="Tableau3.F"/>
        <table:table-row>
          <table:table-cell table:style-name="Tableau3.A1" office:value-type="string">
            <text:p text:style-name="P22">x</text:p>
          </table:table-cell>
          <table:table-cell table:style-name="Tableau3.A1" office:value-type="string">
            <text:p text:style-name="P30"/>
            <text:p text:style-name="P30"><draw:frame draw:style-name="fr2" draw:name="Objet15" text:anchor-type="as-char" svg:y="-0.217cm" svg:width="0.866cm" svg:height="0.217cm" draw:z-index="1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  <table:table-cell table:style-name="Tableau3.C1" office:value-type="string">
            <text:p text:style-name="P30"/>
          </table:table-cell>
          <table:table-cell table:style-name="Tableau3.C1" office:value-type="string">
            <text:p text:style-name="P17"><draw:frame draw:style-name="fr1" draw:name="Objet19" text:anchor-type="as-char" svg:y="-0.466cm" svg:width="1.062cm" svg:height="0.589cm" draw:z-index="21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au3.C1" office:value-type="string">
            <text:p text:style-name="P30"/>
          </table:table-cell>
          <table:table-cell table:style-name="Tableau3.F1" office:value-type="string">
            <text:p text:style-name="P20"/>
            <text:p text:style-name="P20"><draw:frame draw:style-name="fr2" draw:name="Objet20" text:anchor-type="as-char" svg:y="-0.245cm" svg:width="0.79cm" svg:height="0.245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</table:table-row>
        <table:table-row table:style-name="Tableau3.2">
          <table:table-cell table:style-name="Tableau3.A2" office:value-type="string">
            <text:p text:style-name="P22">f(x)</text:p>
          </table:table-cell>
          <table:table-cell table:style-name="Tableau3.A2" office:value-type="string">
            <text:p text:style-name="P30"/>
          </table:table-cell>
          <table:table-cell table:style-name="Tableau3.C2" office:value-type="string">
            <text:p text:style-name="P27"/>
            <text:p text:style-name="P27"><draw:frame draw:style-name="fr1" draw:name="Objet21" text:anchor-type="as-char" svg:y="-0.466cm" svg:width="0.554cm" svg:height="0.589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3.C2" office:value-type="string">
            <text:p text:style-name="P27"/>
            <text:p text:style-name="P27">0</text:p>
          </table:table-cell>
          <table:table-cell table:style-name="Tableau3.C2" office:value-type="string">
            <text:p text:style-name="P25"/>
            <text:p text:style-name="P25"><draw:frame draw:style-name="fr1" draw:name="Objet22" text:anchor-type="as-char" svg:y="-0.466cm" svg:width="0.469cm" svg:height="0.589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3.F2" office:value-type="string">
            <text:p text:style-name="P30"/>
          </table:table-cell>
        </table:table-row>
      </table:table>
      <text:p text:style-name="P9"/>
      <text:p text:style-name="P13"><text:span text:style-name="T2">Q</text:span><text:span text:style-name="T4">8</text:span><text:span text:style-name="T1"> : </text:span></text:p>
      <table:table table:name="Tableau4" table:style-name="Tableau4">
        <table:table-column table:style-name="Tableau4.A" table:number-columns-repeated="5"/>
        <table:table-column table:style-name="Tableau4.F"/>
        <table:table-row>
          <table:table-cell table:style-name="Tableau4.A1" office:value-type="string">
            <text:p text:style-name="P22">x</text:p>
          </table:table-cell>
          <table:table-cell table:style-name="Tableau4.A1" office:value-type="string">
            <text:p text:style-name="P30"/>
            <text:p text:style-name="P30"><draw:frame draw:style-name="fr2" draw:name="Objet23" text:anchor-type="as-char" svg:y="-0.217cm" svg:width="0.866cm" svg:height="0.21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4.C1" office:value-type="string">
            <text:p text:style-name="P30"/>
          </table:table-cell>
          <table:table-cell table:style-name="Tableau4.C1" office:value-type="string">
            <text:p text:style-name="P27">3,4</text:p>
          </table:table-cell>
          <table:table-cell table:style-name="Tableau4.C1" office:value-type="string">
            <text:p text:style-name="P30"/>
          </table:table-cell>
          <table:table-cell table:style-name="Tableau4.F1" office:value-type="string">
            <text:p text:style-name="P20"/>
            <text:p text:style-name="P20"><draw:frame draw:style-name="fr2" draw:name="Objet24" text:anchor-type="as-char" svg:y="-0.245cm" svg:width="0.79cm" svg:height="0.245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</table:table-row>
        <table:table-row table:style-name="Tableau4.2">
          <table:table-cell table:style-name="Tableau4.A2" office:value-type="string">
            <text:p text:style-name="P22">f(x)</text:p>
          </table:table-cell>
          <table:table-cell table:style-name="Tableau4.A2" office:value-type="string">
            <text:p text:style-name="P30"/>
          </table:table-cell>
          <table:table-cell table:style-name="Tableau4.C2" office:value-type="string">
            <text:p text:style-name="P27"/>
            <text:p text:style-name="P27"><draw:frame draw:style-name="fr1" draw:name="Objet25" text:anchor-type="as-char" svg:y="-0.466cm" svg:width="0.469cm" svg:height="0.589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4.C2" office:value-type="string">
            <text:p text:style-name="P27"/>
            <text:p text:style-name="P27">0</text:p>
          </table:table-cell>
          <table:table-cell table:style-name="Tableau4.C2" office:value-type="string">
            <text:p text:style-name="P25"/>
            <text:p text:style-name="P25"><draw:frame draw:style-name="fr1" draw:name="Objet26" text:anchor-type="as-char" svg:y="-0.466cm" svg:width="0.554cm" svg:height="0.589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4.F2" office:value-type="string">
            <text:p text:style-name="P30"/>
          </table:table-cell>
        </table:table-row>
      </table:table>
      <text:p text:style-name="P10"><text:soft-page-break/>Q9 :</text:p>
      <table:table table:name="Tableau5" table:style-name="Tableau5">
        <table:table-column table:style-name="Tableau5.A" table:number-columns-repeated="8"/>
        <table:table-row>
          <table:table-cell table:style-name="Tableau5.A1" office:value-type="string">
            <text:p text:style-name="P33">x</text:p>
          </table:table-cell>
          <table:table-cell table:style-name="Tableau5.B1" office:value-type="string">
            <text:p text:style-name="P32"><draw:frame draw:style-name="fr1" draw:name="Objet27" text:anchor-type="as-char" svg:y="-0.217cm" svg:width="0.866cm" svg:height="0.217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au5.B1" office:value-type="string">
            <text:p text:style-name="P24"/>
          </table:table-cell>
          <table:table-cell table:style-name="Tableau5.B1" office:value-type="string">
            <text:p text:style-name="P36">2</text:p>
          </table:table-cell>
          <table:table-cell table:style-name="Tableau5.B1" office:value-type="string">
            <text:p text:style-name="P24"/>
          </table:table-cell>
          <table:table-cell table:style-name="Tableau5.B1" office:value-type="string">
            <text:p text:style-name="P36">5</text:p>
          </table:table-cell>
          <table:table-cell table:style-name="Tableau5.B1" office:value-type="string">
            <text:p text:style-name="P24"/>
          </table:table-cell>
          <table:table-cell table:style-name="Tableau5.H1" office:value-type="string">
            <text:p text:style-name="P35"><draw:frame draw:style-name="fr1" draw:name="Objet28" text:anchor-type="as-char" svg:y="-0.245cm" svg:width="0.79cm" svg:height="0.245cm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au5.A2" office:value-type="string">
            <text:p text:style-name="P33">f(x)</text:p>
          </table:table-cell>
          <table:table-cell table:style-name="Tableau5.B2" office:value-type="string">
            <text:p text:style-name="P32"/>
          </table:table-cell>
          <table:table-cell table:style-name="Tableau5.B2" office:value-type="string">
            <text:p text:style-name="P24"><draw:frame draw:style-name="fr1" draw:name="Objet29" text:anchor-type="as-char" svg:y="-0.466cm" svg:width="0.469cm" svg:height="0.589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5.B2" office:value-type="string">
            <text:p text:style-name="P36">0</text:p>
          </table:table-cell>
          <table:table-cell table:style-name="Tableau5.B2" office:value-type="string">
            <text:p text:style-name="P24"><draw:frame draw:style-name="fr1" draw:name="Objet31" text:anchor-type="as-char" svg:y="-0.466cm" svg:width="0.554cm" svg:height="0.589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5.B2" office:value-type="string">
            <text:p text:style-name="P36">0</text:p>
          </table:table-cell>
          <table:table-cell table:style-name="Tableau5.B2" office:value-type="string">
            <text:p text:style-name="P24"><draw:frame draw:style-name="fr1" draw:name="Objet30" text:anchor-type="as-char" svg:y="-0.466cm" svg:width="0.469cm" svg:height="0.589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  <table:table-cell table:style-name="Tableau5.H2" office:value-type="string">
            <text:p text:style-name="P32"/>
          </table:table-cell>
        </table:table-row>
      </table:table>
      <text:p text:style-name="P10"/>
      <text:p text:style-name="P11">Q<text:span text:style-name="T5">10</text:span> :</text:p>
      <table:table table:name="Tableau6" table:style-name="Tableau6">
        <table:table-column table:style-name="Tableau6.A" table:number-columns-repeated="8"/>
        <table:table-row>
          <table:table-cell table:style-name="Tableau6.A1" office:value-type="string">
            <text:p text:style-name="P34">x</text:p>
          </table:table-cell>
          <table:table-cell table:style-name="Tableau6.B1" office:value-type="string">
            <text:p text:style-name="P39"><draw:frame draw:style-name="fr1" draw:name="Objet32" text:anchor-type="as-char" svg:y="-0.217cm" svg:width="0.866cm" svg:height="0.217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6.B1" office:value-type="string">
            <text:p text:style-name="P26"/>
          </table:table-cell>
          <table:table-cell table:style-name="Tableau6.B1" office:value-type="string">
            <text:p text:style-name="P36"><draw:frame draw:style-name="fr1" draw:name="Objet37" text:anchor-type="as-char" svg:y="-0.466cm" svg:width="0.803cm" svg:height="0.589cm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au6.B1" office:value-type="string">
            <text:p text:style-name="P26"/>
          </table:table-cell>
          <table:table-cell table:style-name="Tableau6.B1" office:value-type="string">
            <text:p text:style-name="P36">4</text:p>
          </table:table-cell>
          <table:table-cell table:style-name="Tableau6.B1" office:value-type="string">
            <text:p text:style-name="P26"/>
          </table:table-cell>
          <table:table-cell table:style-name="Tableau6.H1" office:value-type="string">
            <text:p text:style-name="P35"><draw:frame draw:style-name="fr1" draw:name="Objet33" text:anchor-type="as-char" svg:y="-0.245cm" svg:width="0.79cm" svg:height="0.245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</table:table-row>
        <table:table-row>
          <table:table-cell table:style-name="Tableau6.A2" office:value-type="string">
            <text:p text:style-name="P34">f(x)</text:p>
          </table:table-cell>
          <table:table-cell table:style-name="Tableau6.B2" office:value-type="string">
            <text:p text:style-name="P39"/>
          </table:table-cell>
          <table:table-cell table:style-name="Tableau6.B2" office:value-type="string">
            <text:p text:style-name="P26"><draw:frame draw:style-name="fr1" draw:name="Objet34" text:anchor-type="as-char" svg:y="-0.466cm" svg:width="0.469cm" svg:height="0.589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6.B2" office:value-type="string">
            <text:p text:style-name="P36">0</text:p>
          </table:table-cell>
          <table:table-cell table:style-name="Tableau6.B2" office:value-type="string">
            <text:p text:style-name="P26"><draw:frame draw:style-name="fr1" draw:name="Objet35" text:anchor-type="as-char" svg:y="-0.466cm" svg:width="0.554cm" svg:height="0.589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  <table:table-cell table:style-name="Tableau6.B2" office:value-type="string">
            <text:p text:style-name="P36">0</text:p>
          </table:table-cell>
          <table:table-cell table:style-name="Tableau6.B2" office:value-type="string">
            <text:p text:style-name="P26"><draw:frame draw:style-name="fr1" draw:name="Objet36" text:anchor-type="as-char" svg:y="-0.466cm" svg:width="0.469cm" svg:height="0.589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6.H2" office:value-type="string">
            <text:p text:style-name="P39"/>
          </table:table-cell>
        </table:table-row>
      </table:table>
      <text:p text:style-name="P11"/>
      <text:p text:style-name="P11">Q<text:span text:style-name="T5">11</text:span> :</text:p>
      <table:table table:name="Tableau7" table:style-name="Tableau7">
        <table:table-column table:style-name="Tableau7.A" table:number-columns-repeated="8"/>
        <table:table-row>
          <table:table-cell table:style-name="Tableau7.A1" office:value-type="string">
            <text:p text:style-name="P34">x</text:p>
          </table:table-cell>
          <table:table-cell table:style-name="Tableau7.B1" office:value-type="string">
            <text:p text:style-name="P39"><draw:frame draw:style-name="fr1" draw:name="Objet38" text:anchor-type="as-char" svg:y="-0.217cm" svg:width="0.866cm" svg:height="0.217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7.B1" office:value-type="string">
            <text:p text:style-name="P26"/>
          </table:table-cell>
          <table:table-cell table:style-name="Tableau7.B1" office:value-type="string">
            <text:p text:style-name="P36"><draw:frame draw:style-name="fr1" draw:name="Objet43" text:anchor-type="as-char" svg:y="-0.466cm" svg:width="0.734cm" svg:height="0.589cm" draw:z-index="39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7.B1" office:value-type="string">
            <text:p text:style-name="P26"/>
          </table:table-cell>
          <table:table-cell table:style-name="Tableau7.B1" office:value-type="string">
            <text:p text:style-name="P36">3</text:p>
          </table:table-cell>
          <table:table-cell table:style-name="Tableau7.B1" office:value-type="string">
            <text:p text:style-name="P26"/>
          </table:table-cell>
          <table:table-cell table:style-name="Tableau7.H1" office:value-type="string">
            <text:p text:style-name="P35"><draw:frame draw:style-name="fr1" draw:name="Objet39" text:anchor-type="as-char" svg:y="-0.245cm" svg:width="0.79cm" svg:height="0.245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</table:table-row>
        <table:table-row>
          <table:table-cell table:style-name="Tableau7.A2" office:value-type="string">
            <text:p text:style-name="P34">f(x)</text:p>
          </table:table-cell>
          <table:table-cell table:style-name="Tableau7.B2" office:value-type="string">
            <text:p text:style-name="P39"/>
          </table:table-cell>
          <table:table-cell table:style-name="Tableau7.B2" office:value-type="string">
            <text:p text:style-name="P26"><draw:frame draw:style-name="fr1" draw:name="Objet40" text:anchor-type="as-char" svg:y="-0.466cm" svg:width="0.554cm" svg:height="0.589cm" draw:z-index="40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7.B2" office:value-type="string">
            <text:p text:style-name="P36">0</text:p>
          </table:table-cell>
          <table:table-cell table:style-name="Tableau7.B2" office:value-type="string">
            <text:p text:style-name="P26"><draw:frame draw:style-name="fr1" draw:name="Objet41" text:anchor-type="as-char" svg:y="-0.466cm" svg:width="0.469cm" svg:height="0.589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  <table:table-cell table:style-name="Tableau7.B2" office:value-type="string">
            <text:p text:style-name="P36">0</text:p>
          </table:table-cell>
          <table:table-cell table:style-name="Tableau7.B2" office:value-type="string">
            <text:p text:style-name="P26"><draw:frame draw:style-name="fr1" draw:name="Objet42" text:anchor-type="as-char" svg:y="-0.466cm" svg:width="0.554cm" svg:height="0.589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able:table-cell>
          <table:table-cell table:style-name="Tableau7.H2" office:value-type="string">
            <text:p text:style-name="P39"/>
          </table:table-cell>
        </table:table-row>
      </table:table>
      <text:p text:style-name="P11"/>
      <text:p text:style-name="P11">Q<text:span text:style-name="T5">12</text:span> :</text:p>
      <table:table table:name="Tableau8" table:style-name="Tableau8">
        <table:table-column table:style-name="Tableau8.A" table:number-columns-repeated="8"/>
        <table:table-row>
          <table:table-cell table:style-name="Tableau8.A1" office:value-type="string">
            <text:p text:style-name="P34">x</text:p>
          </table:table-cell>
          <table:table-cell table:style-name="Tableau8.B1" office:value-type="string">
            <text:p text:style-name="P39"><draw:frame draw:style-name="fr1" draw:name="Objet44" text:anchor-type="as-char" svg:y="-0.217cm" svg:width="0.866cm" svg:height="0.217cm" draw:z-index="43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  <table:table-cell table:style-name="Tableau8.B1" office:value-type="string">
            <text:p text:style-name="P26"/>
          </table:table-cell>
          <table:table-cell table:style-name="Tableau8.B1" office:value-type="string">
            <text:p text:style-name="P36"><draw:frame draw:style-name="fr1" draw:name="Objet45" text:anchor-type="as-char" svg:y="-0.466cm" svg:width="0.824cm" svg:height="0.589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8.B1" office:value-type="string">
            <text:p text:style-name="P26"/>
          </table:table-cell>
          <table:table-cell table:style-name="Tableau8.B1" office:value-type="string">
            <text:p text:style-name="P36"><draw:frame draw:style-name="fr1" draw:name="Objet50" text:anchor-type="as-char" svg:y="-0.466cm" svg:width="0.804cm" svg:height="0.589cm" draw:z-index="49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au8.B1" office:value-type="string">
            <text:p text:style-name="P26"/>
          </table:table-cell>
          <table:table-cell table:style-name="Tableau8.H1" office:value-type="string">
            <text:p text:style-name="P35"><draw:frame draw:style-name="fr1" draw:name="Objet46" text:anchor-type="as-char" svg:y="-0.245cm" svg:width="0.79cm" svg:height="0.245cm" draw:z-index="45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</table:table-row>
        <table:table-row>
          <table:table-cell table:style-name="Tableau8.A2" office:value-type="string">
            <text:p text:style-name="P34">f(x)</text:p>
          </table:table-cell>
          <table:table-cell table:style-name="Tableau8.B2" office:value-type="string">
            <text:p text:style-name="P39"/>
          </table:table-cell>
          <table:table-cell table:style-name="Tableau8.B2" office:value-type="string">
            <text:p text:style-name="P26"><draw:frame draw:style-name="fr1" draw:name="Objet47" text:anchor-type="as-char" svg:y="-0.466cm" svg:width="0.554cm" svg:height="0.589cm" draw:z-index="46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able:table-cell>
          <table:table-cell table:style-name="Tableau8.B2" office:value-type="string">
            <text:p text:style-name="P36">0</text:p>
          </table:table-cell>
          <table:table-cell table:style-name="Tableau8.B2" office:value-type="string">
            <text:p text:style-name="P26"><draw:frame draw:style-name="fr1" draw:name="Objet48" text:anchor-type="as-char" svg:y="-0.466cm" svg:width="0.469cm" svg:height="0.589cm" draw:z-index="47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8.B2" office:value-type="string">
            <text:p text:style-name="P36">0</text:p>
          </table:table-cell>
          <table:table-cell table:style-name="Tableau8.B2" office:value-type="string">
            <text:p text:style-name="P26"><draw:frame draw:style-name="fr1" draw:name="Objet49" text:anchor-type="as-char" svg:y="-0.466cm" svg:width="0.554cm" svg:height="0.589cm" draw:z-index="48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able:table-cell>
          <table:table-cell table:style-name="Tableau8.H2" office:value-type="string">
            <text:p text:style-name="P39"/>
          </table:table-cell>
        </table:table-row>
      </table:table>
      <text:p text:style-name="P11"/>
      <text:p text:style-name="P12">Q13</text:p>
      <table:table table:name="Tableau9" table:style-name="Tableau9">
        <table:table-column table:style-name="Tableau9.A" table:number-columns-repeated="5"/>
        <table:table-column table:style-name="Tableau9.F"/>
        <table:table-row>
          <table:table-cell table:style-name="Tableau9.A1" office:value-type="string">
            <text:p text:style-name="P23">x</text:p>
          </table:table-cell>
          <table:table-cell table:style-name="Tableau9.A1" office:value-type="string">
            <text:p text:style-name="P31"><draw:frame draw:style-name="fr2" draw:name="Objet51" text:anchor-type="as-char" svg:y="-0.466cm" svg:width="0.39cm" svg:height="0.589cm" draw:z-index="50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9.C1" office:value-type="string">
            <text:p text:style-name="P31"/>
          </table:table-cell>
          <table:table-cell table:style-name="Tableau9.C1" office:value-type="string">
            <text:p text:style-name="P18"><draw:frame draw:style-name="fr1" draw:name="Objet52" text:anchor-type="as-char" svg:y="-0.466cm" svg:width="0.459cm" svg:height="0.589cm" draw:z-index="51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  <table:table-cell table:style-name="Tableau9.C1" office:value-type="string">
            <text:p text:style-name="P31"/>
          </table:table-cell>
          <table:table-cell table:style-name="Tableau9.F1" office:value-type="string">
            <text:p text:style-name="P21"><draw:frame draw:style-name="fr2" draw:name="Objet53" text:anchor-type="as-char" svg:y="-0.466cm" svg:width="0.654cm" svg:height="0.589cm" draw:z-index="52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able:table-cell>
        </table:table-row>
        <table:table-row table:style-name="Tableau9.2">
          <table:table-cell table:style-name="Tableau9.A2" office:value-type="string">
            <text:p text:style-name="P23">f(x)</text:p>
          </table:table-cell>
          <table:table-cell table:style-name="Tableau9.A2" office:value-type="string">
            <text:p text:style-name="P31"/>
          </table:table-cell>
          <table:table-cell table:style-name="Tableau9.C2" office:value-type="string">
            <text:p text:style-name="P28"><draw:frame draw:style-name="fr1" draw:name="Objet54" text:anchor-type="as-char" svg:y="-0.466cm" svg:width="0.554cm" svg:height="0.589cm" draw:z-index="53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</table:table-cell>
          <table:table-cell table:style-name="Tableau9.C2" office:value-type="string">
            <text:p text:style-name="P28">0</text:p>
          </table:table-cell>
          <table:table-cell table:style-name="Tableau9.C2" office:value-type="string">
            <text:p text:style-name="P26"><draw:frame draw:style-name="fr1" draw:name="Objet55" text:anchor-type="as-char" svg:y="-0.466cm" svg:width="0.469cm" svg:height="0.589cm" draw:z-index="54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able:table-cell>
          <table:table-cell table:style-name="Tableau9.F2" office:value-type="string">
            <text:p text:style-name="P31"/>
          </table:table-cell>
        </table:table-row>
      </table:table>
      <text:p text:style-name="P14"><text:s text:c="2"/><text:span text:style-name="T10"><text:s/>-</text:span><text:span text:style-name="T11">8 n’est pas dans [1;10]</text:span></text:p>
      <text:p text:style-name="P15"/>
      <text:p text:style-name="P12">Q14</text:p>
      <table:table table:name="Tableau10" table:style-name="Tableau10">
        <table:table-column table:style-name="Tableau10.A" table:number-columns-repeated="5"/>
        <table:table-column table:style-name="Tableau10.F"/>
        <table:table-row>
          <table:table-cell table:style-name="Tableau10.A1" office:value-type="string">
            <text:p text:style-name="P23">x</text:p>
          </table:table-cell>
          <table:table-cell table:style-name="Tableau10.A1" office:value-type="string">
            <text:p text:style-name="P31"><draw:frame draw:style-name="fr2" draw:name="Objet56" text:anchor-type="as-char" svg:y="-0.466cm" svg:width="0.459cm" svg:height="0.589cm" draw:z-index="55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  <table:table-cell table:style-name="Tableau10.C1" office:value-type="string">
            <text:p text:style-name="P31"/>
          </table:table-cell>
          <table:table-cell table:style-name="Tableau10.C1" office:value-type="string">
            <text:p text:style-name="P18"><draw:frame draw:style-name="fr1" draw:name="Objet57" text:anchor-type="as-char" svg:y="-0.466cm" svg:width="0.647cm" svg:height="0.589cm" draw:z-index="56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  <table:table-cell table:style-name="Tableau10.C1" office:value-type="string">
            <text:p text:style-name="P31"/>
          </table:table-cell>
          <table:table-cell table:style-name="Tableau10.F1" office:value-type="string">
            <text:p text:style-name="P21"><draw:frame draw:style-name="fr2" draw:name="Objet58" text:anchor-type="as-char" svg:y="-0.466cm" svg:width="0.721cm" svg:height="0.589cm" draw:z-index="57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</table:table-row>
        <table:table-row table:style-name="Tableau10.2">
          <table:table-cell table:style-name="Tableau10.A2" office:value-type="string">
            <text:p text:style-name="P23">f(x)</text:p>
          </table:table-cell>
          <table:table-cell table:style-name="Tableau10.A2" office:value-type="string">
            <text:p text:style-name="P31"/>
          </table:table-cell>
          <table:table-cell table:style-name="Tableau10.C2" office:value-type="string">
            <text:p text:style-name="P28"><draw:frame draw:style-name="fr1" draw:name="Objet59" text:anchor-type="as-char" svg:y="-0.466cm" svg:width="0.554cm" svg:height="0.589cm" draw:z-index="58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10.C2" office:value-type="string">
            <text:p text:style-name="P28">0</text:p>
          </table:table-cell>
          <table:table-cell table:style-name="Tableau10.C2" office:value-type="string">
            <text:p text:style-name="P26"><draw:frame draw:style-name="fr1" draw:name="Objet60" text:anchor-type="as-char" svg:y="-0.466cm" svg:width="0.469cm" svg:height="0.589cm" draw:z-index="59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10.F2" office:value-type="string">
            <text:p text:style-name="P31"/>
          </table:table-cell>
        </table:table-row>
      </table:table>
      <text:p text:style-name="P15"><text:s text:c="2"/><text:span text:style-name="T10"><text:s/>-</text:span><text:span text:style-name="T11">2 n’est pas dans [1;10]</text:span></text:p>
      <text:p text:style-name="P15"><text:span text:style-name="T11"/></text:p>
      <text:p text:style-name="P12">Q15</text:p>
      <table:table table:name="Tableau11" table:style-name="Tableau11">
        <table:table-column table:style-name="Tableau11.A" table:number-columns-repeated="5"/>
        <table:table-column table:style-name="Tableau11.F"/>
        <table:table-row>
          <table:table-cell table:style-name="Tableau11.A1" office:value-type="string">
            <text:p text:style-name="P23">x</text:p>
          </table:table-cell>
          <table:table-cell table:style-name="Tableau11.A1" office:value-type="string">
            <text:p text:style-name="P31"><draw:frame draw:style-name="fr2" draw:name="Objet61" text:anchor-type="as-char" svg:y="-0.466cm" svg:width="0.46cm" svg:height="0.589cm" draw:z-index="60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11.C1" office:value-type="string">
            <text:p text:style-name="P31"/>
          </table:table-cell>
          <table:table-cell table:style-name="Tableau11.C1" office:value-type="string">
            <text:p text:style-name="P18"><draw:frame draw:style-name="fr1" draw:name="Objet62" text:anchor-type="as-char" svg:y="-0.466cm" svg:width="0.721cm" svg:height="0.589cm" draw:z-index="61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  <table:table-cell table:style-name="Tableau11.C1" office:value-type="string">
            <text:p text:style-name="P31"/>
          </table:table-cell>
          <table:table-cell table:style-name="Tableau11.F1" office:value-type="string">
            <text:p text:style-name="P21"><draw:frame draw:style-name="fr2" draw:name="Objet63" text:anchor-type="as-char" svg:y="-0.466cm" svg:width="0.912cm" svg:height="0.589cm" draw:z-index="62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able:table-cell>
        </table:table-row>
        <table:table-row table:style-name="Tableau11.2">
          <table:table-cell table:style-name="Tableau11.A2" office:value-type="string">
            <text:p text:style-name="P23">f(x)</text:p>
          </table:table-cell>
          <table:table-cell table:style-name="Tableau11.A2" office:value-type="string">
            <text:p text:style-name="P31"/>
          </table:table-cell>
          <table:table-cell table:style-name="Tableau11.C2" office:value-type="string">
            <text:p text:style-name="P28"><draw:frame draw:style-name="fr1" draw:name="Objet64" text:anchor-type="as-char" svg:y="-0.466cm" svg:width="0.469cm" svg:height="0.589cm" draw:z-index="63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</table:table-cell>
          <table:table-cell table:style-name="Tableau11.C2" office:value-type="string">
            <text:p text:style-name="P28">0</text:p>
          </table:table-cell>
          <table:table-cell table:style-name="Tableau11.C2" office:value-type="string">
            <text:p text:style-name="P26"><draw:frame draw:style-name="fr1" draw:name="Objet65" text:anchor-type="as-char" svg:y="-0.466cm" svg:width="0.554cm" svg:height="0.589cm" draw:z-index="64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11.F2" office:value-type="string">
            <text:p text:style-name="P31"/>
          </table:table-cell>
        </table:table-row>
      </table:table>
      <text:p text:style-name="P15"><text:span text:style-name="T11"><text:s text:c="3"/>-8 n’est pas dans [1;10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8T16:11:39.880000000</meta:creation-date>
    <dc:date>2020-09-08T17:53:31.501000000</dc:date>
    <meta:editing-duration>PT10M31S</meta:editing-duration>
    <meta:editing-cycles>2</meta:editing-cycles>
    <meta:generator>LibreOffice/6.4.2.2$Windows_X86_64 LibreOffice_project/4e471d8c02c9c90f512f7f9ead8875b57fcb1ec3</meta:generator>
    <meta:document-statistic meta:table-count="11" meta:image-count="0" meta:object-count="65" meta:page-count="2" meta:paragraph-count="120" meta:word-count="105" meta:character-count="363" meta:non-whitespace-character-count="292"/>
  </office:meta>
</office:document-meta>
</file>

<file path=Object 1/content.xml><?xml version="1.0" encoding="utf-8"?>
<math xmlns="http://www.w3.org/1998/Math/MathML" display="block">
  <semantics>
    <mrow>
      <mn>7,5</mn>
      <mo stretchy="false">&gt;</mo>
      <mn>6,3</mn>
      <mo stretchy="false">&gt;</mo>
      <mn>5,8</mn>
      <mo stretchy="false">&gt;</mo>
      <mn>4,2</mn>
      <mo stretchy="false">&gt;</mo>
      <mn>1,6</mn>
    </mrow>
    <annotation encoding="StarMath 5.0">7,5&gt;6,3&gt;5,8&gt;4,2&gt;1,6</annotation>
  </semantics>
</math>
</file>

<file path=Object 10/content.xml><?xml version="1.0" encoding="utf-8"?>
<math xmlns="http://www.w3.org/1998/Math/MathML" display="block">
  <semantics>
    <mfrac>
      <mn>5</mn>
      <mn>3</mn>
    </mfrac>
    <annotation encoding="StarMath 5.0">5 over 3</annotation>
  </semantics>
</math>
</file>

<file path=Object 11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12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13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14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15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16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17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18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19/content.xml><?xml version="1.0" encoding="utf-8"?>
<math xmlns="http://www.w3.org/1998/Math/MathML" display="block">
  <semantics>
    <mrow>
      <mo stretchy="false">−</mo>
      <mn>25</mn>
    </mrow>
    <annotation encoding="StarMath 5.0">-25</annotation>
  </semantics>
</math>
</file>

<file path=Object 2/content.xml><?xml version="1.0" encoding="utf-8"?>
<math xmlns="http://www.w3.org/1998/Math/MathML" display="block">
  <semantics>
    <mrow>
      <mfrac>
        <mn>1</mn>
        <mn>7,5</mn>
      </mfrac>
      <mo stretchy="false">&lt;</mo>
      <mfrac>
        <mn>1</mn>
        <mn>6,3</mn>
      </mfrac>
      <mo stretchy="false">&lt;</mo>
      <mfrac>
        <mn>1</mn>
        <mn>5,8</mn>
      </mfrac>
      <mo stretchy="false">&lt;</mo>
      <mfrac>
        <mn>1</mn>
        <mn>4,2</mn>
      </mfrac>
      <mo stretchy="false">&lt;</mo>
      <mfrac>
        <mn>1</mn>
        <mn>1,6</mn>
      </mfrac>
    </mrow>
    <annotation encoding="StarMath 5.0">1 over 7,5 &lt; 1 over 6,3 &lt; 1 over 5,8 &lt; 1 over 4,2 &lt; 1 over 1,6</annotation>
  </semantics>
</math>
</file>

<file path=Object 20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21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22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23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24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25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26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27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28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29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3/content.xml><?xml version="1.0" encoding="utf-8"?>
<math xmlns="http://www.w3.org/1998/Math/MathML" display="block">
  <semantics>
    <mrow>
      <mn>0,4</mn>
      <mo stretchy="false">&gt;</mo>
      <mn>0,32</mn>
      <mo stretchy="false">&gt;</mo>
      <mn>0,25</mn>
      <mo stretchy="false">&gt;</mo>
      <mn>0,11</mn>
      <mo stretchy="false">&gt;</mo>
      <mn>0,04</mn>
    </mrow>
    <annotation encoding="StarMath 5.0">0,4&gt;0,32&gt;0,25&gt;0,11&gt;0,04</annotation>
  </semantics>
</math>
</file>

<file path=Object 30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31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32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33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34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35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36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37/content.xml><?xml version="1.0" encoding="utf-8"?>
<math xmlns="http://www.w3.org/1998/Math/MathML" display="block">
  <semantics>
    <mrow>
      <mo stretchy="false">−</mo>
      <mn>6</mn>
    </mrow>
    <annotation encoding="StarMath 5.0">-6</annotation>
  </semantics>
</math>
</file>

<file path=Object 38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39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4/content.xml><?xml version="1.0" encoding="utf-8"?>
<math xmlns="http://www.w3.org/1998/Math/MathML" display="block">
  <semantics>
    <mrow>
      <mfrac>
        <mn>1</mn>
        <mn>0,4</mn>
      </mfrac>
      <mo stretchy="false">&lt;</mo>
      <mfrac>
        <mn>1</mn>
        <mn>0,32</mn>
      </mfrac>
      <mo stretchy="false">&lt;</mo>
      <mfrac>
        <mn>1</mn>
        <mn>0,25</mn>
      </mfrac>
      <mo stretchy="false">&lt;</mo>
      <mfrac>
        <mn>1</mn>
        <mn>0,11</mn>
      </mfrac>
      <mo stretchy="false">&lt;</mo>
      <mfrac>
        <mn>1</mn>
        <mn>0,04</mn>
      </mfrac>
    </mrow>
    <annotation encoding="StarMath 5.0">1 over 0,4 &lt; 1 over 0,32 &lt; 1 over 0,25 &lt; 1 over 0,11 &lt; 1 over 0,04</annotation>
  </semantics>
</math>
</file>

<file path=Object 40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41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42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43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44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45/content.xml><?xml version="1.0" encoding="utf-8"?>
<math xmlns="http://www.w3.org/1998/Math/MathML" display="block">
  <semantics>
    <mrow>
      <mo stretchy="false">−</mo>
      <mn>7</mn>
    </mrow>
    <annotation encoding="StarMath 5.0">-7</annotation>
  </semantics>
</math>
</file>

<file path=Object 46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47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48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49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5/content.xml><?xml version="1.0" encoding="utf-8"?>
<math xmlns="http://www.w3.org/1998/Math/MathML" display="block">
  <semantics>
    <mrow>
      <mn>3,2</mn>
      <mo stretchy="false">&lt;</mo>
      <mn>4,1</mn>
      <mo stretchy="false">&lt;</mo>
      <mn>5,9</mn>
      <mo stretchy="false">&lt;</mo>
      <mn>8,3</mn>
      <mo stretchy="false">&lt;</mo>
      <mn>9,7</mn>
    </mrow>
    <annotation encoding="StarMath 5.0">3,2&lt;4,1&lt;5,9&lt;8,3&lt;9,7</annotation>
  </semantics>
</math>
</file>

<file path=Object 50/content.xml><?xml version="1.0" encoding="utf-8"?>
<math xmlns="http://www.w3.org/1998/Math/MathML" display="block">
  <semantics>
    <mrow>
      <mo stretchy="false">−</mo>
      <mn>5</mn>
    </mrow>
    <annotation encoding="StarMath 5.0">-5</annotation>
  </semantics>
</math>
</file>

<file path=Object 51/content.xml><?xml version="1.0" encoding="utf-8"?>
<math xmlns="http://www.w3.org/1998/Math/MathML" display="block">
  <semantics>
    <mn>1</mn>
    <annotation encoding="StarMath 5.0">1</annotation>
  </semantics>
</math>
</file>

<file path=Object 52/content.xml><?xml version="1.0" encoding="utf-8"?>
<math xmlns="http://www.w3.org/1998/Math/MathML" display="block">
  <semantics>
    <mn>6</mn>
    <annotation encoding="StarMath 5.0">6</annotation>
  </semantics>
</math>
</file>

<file path=Object 53/content.xml><?xml version="1.0" encoding="utf-8"?>
<math xmlns="http://www.w3.org/1998/Math/MathML" display="block">
  <semantics>
    <mn>10</mn>
    <annotation encoding="StarMath 5.0">10</annotation>
  </semantics>
</math>
</file>

<file path=Object 54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55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56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n>13</mn>
    <annotation encoding="StarMath 5.0">13</annotation>
  </semantics>
</math>
</file>

<file path=Object 58/content.xml><?xml version="1.0" encoding="utf-8"?>
<math xmlns="http://www.w3.org/1998/Math/MathML" display="block">
  <semantics>
    <mn>50</mn>
    <annotation encoding="StarMath 5.0">50</annotation>
  </semantics>
</math>
</file>

<file path=Object 59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6/content.xml><?xml version="1.0" encoding="utf-8"?>
<math xmlns="http://www.w3.org/1998/Math/MathML" display="block">
  <semantics>
    <mrow>
      <mfrac>
        <mn>1</mn>
        <mn>3,2</mn>
      </mfrac>
      <mo stretchy="false">&gt;</mo>
      <mfrac>
        <mn>1</mn>
        <mn>4,1</mn>
      </mfrac>
      <mo stretchy="false">&gt;</mo>
      <mfrac>
        <mn>1</mn>
        <mn>5,9</mn>
      </mfrac>
      <mo stretchy="false">&gt;</mo>
      <mfrac>
        <mn>1</mn>
        <mn>8,3</mn>
      </mfrac>
      <mo stretchy="false">&gt;</mo>
      <mfrac>
        <mn>1</mn>
        <mn>9,7</mn>
      </mfrac>
    </mrow>
    <annotation encoding="StarMath 5.0">1 over 3,2 &gt; 1 over 4,1 &gt; 1 over 5,9 &gt; 1 over 8,3 &gt; 1 over 9,7</annotation>
  </semantics>
</math>
</file>

<file path=Object 60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61/content.xml><?xml version="1.0" encoding="utf-8"?>
<math xmlns="http://www.w3.org/1998/Math/MathML" display="block">
  <semantics>
    <mn>5</mn>
    <annotation encoding="StarMath 5.0">5</annotation>
  </semantics>
</math>
</file>

<file path=Object 62/content.xml><?xml version="1.0" encoding="utf-8"?>
<math xmlns="http://www.w3.org/1998/Math/MathML" display="block">
  <semantics>
    <mn>60</mn>
    <annotation encoding="StarMath 5.0">60</annotation>
  </semantics>
</math>
</file>

<file path=Object 63/content.xml><?xml version="1.0" encoding="utf-8"?>
<math xmlns="http://www.w3.org/1998/Math/MathML" display="block">
  <semantics>
    <mn>120</mn>
    <annotation encoding="StarMath 5.0">120</annotation>
  </semantics>
</math>
</file>

<file path=Object 64/content.xml><?xml version="1.0" encoding="utf-8"?>
<math xmlns="http://www.w3.org/1998/Math/MathML" display="block">
  <semantics>
    <mrow>
      <mo stretchy="false">+</mo>
      <mrow/>
    </mrow>
    <annotation encoding="StarMath 5.0">+{  }</annotation>
  </semantics>
</math>
</file>

<file path=Object 65/content.xml><?xml version="1.0" encoding="utf-8"?>
<math xmlns="http://www.w3.org/1998/Math/MathML" display="block">
  <semantics>
    <mrow>
      <mrow/>
      <mo stretchy="false">−</mo>
      <mrow/>
    </mrow>
    <annotation encoding="StarMath 5.0">{}-{}</annotation>
  </semantics>
</math>
</file>

<file path=Object 7/content.xml><?xml version="1.0" encoding="utf-8"?>
<math xmlns="http://www.w3.org/1998/Math/MathML" display="block">
  <semantics>
    <mrow>
      <mn>0,121</mn>
      <mo stretchy="false">&lt;</mo>
      <mn>12,1</mn>
      <mo stretchy="false">&lt;</mo>
      <mn>1210</mn>
      <mo stretchy="false">&lt;</mo>
      <mn>1211,21</mn>
    </mrow>
    <annotation encoding="StarMath 5.0">0,121&lt;12,1&lt;1210&lt;1211,21</annotation>
  </semantics>
</math>
</file>

<file path=Object 8/content.xml><?xml version="1.0" encoding="utf-8"?>
<math xmlns="http://www.w3.org/1998/Math/MathML" display="block">
  <semantics>
    <mrow>
      <mfrac>
        <mn>1</mn>
        <mn>0,121</mn>
      </mfrac>
      <mo stretchy="false">&gt;</mo>
      <mfrac>
        <mn>1</mn>
        <mn>12,1</mn>
      </mfrac>
      <mo stretchy="false">&gt;</mo>
      <mfrac>
        <mn>1</mn>
        <mn>1210</mn>
      </mfrac>
      <mo stretchy="false">&gt;</mo>
      <mfrac>
        <mn>1</mn>
        <mn>1211,21</mn>
      </mfrac>
    </mrow>
    <annotation encoding="StarMath 5.0">1 over 0,121 &gt; 1 over 12,1 &gt; 1 over 1210 &gt; 1 over 1211,21</annotation>
  </semantics>
</math>
</file>

<file path=Object 9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